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ertyBindingResult.AbstractPropertyBindingResult(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BindingResult.canonicalFieldNam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BindingResult.formatFieldValue( String field , @ Nullable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PropertyBindingResult.findEditor( @ Nullable String field , @ Nullable Class &lt; ? &gt; valueTyp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PropertyBindingResult.getCustomEditor( String fixed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ropertyBindingResult.getFieldType( @ Nullable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ropertyBindingResult.getPropertyEditor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BindingResult.getActualFieldValue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BindingResult.initConversion( ConversionService conversion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